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2.028in"/>
    </style:style>
    <style:style style:name="co4" style:family="table-column">
      <style:table-column-properties fo:break-before="auto" style:column-width="1.8937in"/>
    </style:style>
    <style:style style:name="co5" style:family="table-column">
      <style:table-column-properties fo:break-before="auto" style:column-width="1.7866in"/>
    </style:style>
    <style:style style:name="co6" style:family="table-column">
      <style:table-column-properties fo:break-before="auto" style:column-width="3.3736in"/>
    </style:style>
    <style:style style:name="co7" style:family="table-column">
      <style:table-column-properties fo:break-before="auto" style:column-width="4.6728in"/>
    </style:style>
    <style:style style:name="co8" style:family="table-column">
      <style:table-column-properties fo:break-before="auto" style:column-width="4.5335in"/>
    </style:style>
    <style:style style:name="co9" style:family="table-column">
      <style:table-column-properties fo:break-before="auto" style:column-width="0.5071in"/>
    </style:style>
    <style:style style:name="co10" style:family="table-column">
      <style:table-column-properties fo:break-before="auto" style:column-width="0.4854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4717in" fo:break-before="auto" style:use-optimal-row-height="true"/>
    </style:style>
    <style:style style:name="ro3" style:family="table-row">
      <style:table-row-properties style:row-height="0.6228in" fo:break-before="auto" style:use-optimal-row-height="true"/>
    </style:style>
    <style:style style:name="ro4" style:family="table-row">
      <style:table-row-properties style:row-height="0.5in" fo:break-before="auto" style:use-optimal-row-height="false"/>
    </style:style>
    <style:style style:name="ro5" style:family="table-row">
      <style:table-row-properties style:row-height="0.9256in" fo:break-before="auto" style:use-optimal-row-height="true"/>
    </style:style>
    <style:style style:name="ro6" style:family="table-row">
      <style:table-row-properties style:row-height="1.0772in" fo:break-before="auto" style:use-optimal-row-height="true"/>
    </style:style>
    <style:style style:name="ro7" style:family="table-row">
      <style:table-row-properties style:row-height="1.0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" style:family="table-cell" style:parent-style-name="Default" style:data-style-name="N100">
      <style:table-cell-properties fo:wrap-option="wrap" style:vertical-align="middle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start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paragraph-properties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Parent</text:p>
          </table:table-cell>
          <table:table-cell table:style-name="ce1" office:value-type="string">
            <text:p>Subclass of</text:p>
          </table:table-cell>
          <table:table-cell table:style-name="ce1" office:value-type="string">
            <text:p>Text definition</text:p>
          </table:table-cell>
          <table:table-cell table:style-name="ce1" office:value-type="string">
            <text:p>Superclass of</text:p>
          </table:table-cell>
          <table:table-cell table:style-name="ce1" office:value-type="string">
            <text:p>Equivalent to</text:p>
          </table:table-cell>
          <table:table-cell table:style-name="ce9" office:value-type="string">
            <text:p>Ignore</text:p>
          </table:table-cell>
          <table:table-cell table:style-name="ce9" office:value-type="string">
            <text:p>Notes</text:p>
          </table:table-cell>
          <table:table-cell table:style-name="ce9" office:value-type="string">
            <text:p>Plant type</text:p>
          </table:table-cell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3000</text:p>
          </table:table-cell>
          <table:table-cell office:value-type="string">
            <text:p>plant structures present</text:p>
          </table:table-cell>
          <table:table-cell office:value-type="string">
            <text:p>'plant structure presence'</text:p>
          </table:table-cell>
          <table:table-cell/>
          <table:table-cell table:style-name="ce6" office:value-type="string">
            <text:p>A {plant structure presence} trait that is a {quality of} a {whole plant} that has at least one of some {plant structure}.</text:p>
          </table:table-cell>
          <table:table-cell table:style-name="ce6"/>
          <table:table-cell office:value-type="string">
            <text:p>'plant structure presence' THAT 'quality of' SOME (</text:p>
            <text:p>'whole plant' THAT 'has part' SOME 'plant structure'</text:p>
            <text:p>)</text:p>
          </table:table-cell>
          <table:table-cell table:number-columns-repeated="3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3001</text:p>
          </table:table-cell>
          <table:table-cell office:value-type="string">
            <text:p>abscised plant structures present</text:p>
          </table:table-cell>
          <table:table-cell office:value-type="string">
            <text:p>'abscised plant structure presence'</text:p>
          </table:table-cell>
          <table:table-cell/>
          <table:table-cell table:style-name="ce6" office:value-type="string">
            <text:p>An {abscised plant structure presence} trait that is a {quality of} a {whole plant} from which at least one of some {plant structure} has been abscised or removed.</text:p>
          </table:table-cell>
          <table:table-cell table:style-name="ce6"/>
          <table:table-cell table:number-columns-repeated="4"/>
        </table:table-row>
        <table:table-row table:style-name="ro4">
          <table:table-cell table:number-columns-repeated="5"/>
          <table:table-cell table:style-name="ce6" table:number-columns-repeated="2"/>
          <table:table-cell table:number-columns-repeated="4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02</text:p>
          </table:table-cell>
          <table:table-cell office:value-type="string">
            <text:p>vascular leaves present</text:p>
          </table:table-cell>
          <table:table-cell office:value-type="string">
            <text:p>'vascular leaf presence'</text:p>
          </table:table-cell>
          <table:table-cell/>
          <table:table-cell table:style-name="ce6" office:value-type="string">
            <text:p>A {vascular leaf presence} trait that is a {quality of} a {whole plant} that has at least one {true leaf}.</text:p>
          </table:table-cell>
          <table:table-cell table:style-name="ce6" table:formula="of:=CONCATENATE([.D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vascular leaf presence' AND 'has quality measurement' SOME (&#10;    'measurement datum' AND (&#10;        ('lower count' SOME xsd:integer[&gt;0]) OR&#10;        ('lower percent' SOME xsd:float[&gt;0.0f])&#10;    )&#10;)">
            <text:p>'vascular 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vascular leaf presence' THAT 'quality of' SOME (</text:p>
            <text:p>'whole plant' THAT 'has part' SOME 'true leaf'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25</text:p>
          </table:table-cell>
          <table:table-cell office:value-type="string">
            <text:p>non-senescing leaves present</text:p>
          </table:table-cell>
          <table:table-cell table:style-name="ce4" office:value-type="string">
            <text:p>'non-senescing leaf presence'</text:p>
          </table:table-cell>
          <table:table-cell office:value-type="string">
            <text:p>'vascular leaves present'</text:p>
          </table:table-cell>
          <table:table-cell table:style-name="ce6" office:value-type="string">
            <text:p>A {non-senescing leaf presence} trait that is a {quality of} a {whole plant} that has at least one {true leaf} in the {vascular leaf expansion stage} or {vascular leaf post-expansion stage}.</text:p>
          </table:table-cell>
          <table:table-cell table:style-name="ce6" table:formula="of:=CONCATENATE([.D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on-senescing leaf presence' AND 'has quality measurement' SOME (&#10;    'measurement datum' AND (&#10;        ('lower count' SOME xsd:integer[&gt;0]) OR&#10;        ('lower percent' SOME xsd:float[&gt;0.0f])&#10;    )&#10;)">
            <text:p>'non-senescing 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non-senescing leaf presence' THAT 'quality of' SOME (</text:p>
            <text:p>'whole plant' THAT 'has part' SOME (</text:p>
            <text:p>'true leaf' THAT 'participates in' SOME ('vascular leaf expansion stage' OR 'vascular leaf post-expansion stage')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03</text:p>
          </table:table-cell>
          <table:table-cell office:value-type="string">
            <text:p>expanding leaves present</text:p>
          </table:table-cell>
          <table:table-cell office:value-type="string">
            <text:p>'expanding leaf presence'</text:p>
          </table:table-cell>
          <table:table-cell office:value-type="string">
            <text:p>'non-senescing leaves present'</text:p>
          </table:table-cell>
          <table:table-cell table:style-name="ce6" office:value-type="string">
            <text:p>An {expanding leaf presence} trait that is a {quality of} a {whole plant} that has at least one {true leaf} in the {vascular leaf expansion stage}.</text:p>
          </table:table-cell>
          <table:table-cell table:style-name="ce6" table:formula="of:=CONCATENATE([.D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expanding leaf presence' AND 'has quality measurement' SOME (&#10;    'measurement datum' AND (&#10;        ('lower count' SOME xsd:integer[&gt;0]) OR&#10;        ('lower percent' SOME xsd:float[&gt;0.0f])&#10;    )&#10;)">
            <text:p>'expanding 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expanding leaf presence' THAT 'quality of' SOME (</text:p>
            <text:p>'whole plant' THAT 'has part' SOME (</text:p>
            <text:p>'true leaf' THAT 'participates in' SOME 'vascular leaf expansion stage'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27</text:p>
          </table:table-cell>
          <table:table-cell office:value-type="string">
            <text:p>unfolding leaves present</text:p>
          </table:table-cell>
          <table:table-cell table:style-name="ce4" office:value-type="string">
            <text:p>'unfolding leaf presence'</text:p>
          </table:table-cell>
          <table:table-cell table:style-name="ce4" office:value-type="string">
            <text:p>'expanding leaves present'</text:p>
          </table:table-cell>
          <table:table-cell table:style-name="ce6" office:value-type="string">
            <text:p>An {unfolding leaf presence} trait that is a {quality of} a {whole plant} that has at least one {true leaf} in the {vascular leaf unfolding stage}.</text:p>
          </table:table-cell>
          <table:table-cell table:style-name="ce6" table:formula="of:=CONCATENATE([.D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folding leaf presence' AND 'has quality measurement' SOME (&#10;    'measurement datum' AND (&#10;        ('lower count' SOME xsd:integer[&gt;0]) OR&#10;        ('lower percent' SOME xsd:float[&gt;0.0f])&#10;    )&#10;)">
            <text:p>'unfolding 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unfolding leaf presence' THAT 'quality of' SOME (</text:p>
            <text:p>'whole plant' THAT 'has part' SOME (</text:p>
            <text:p>'true leaf' THAT 'participates in' SOME 'vascular leaf unfolding stage'</text:p>
            <text:p>)</text:p>
            <text:p>)</text:p>
          </table:table-cell>
          <table:table-cell table:number-columns-repeated="3"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3028</text:p>
          </table:table-cell>
          <table:table-cell office:value-type="string">
            <text:p>unfolded expanding leaves present</text:p>
          </table:table-cell>
          <table:table-cell table:style-name="ce5" office:value-type="string">
            <text:p>'unfolded expanding leaf presence'</text:p>
          </table:table-cell>
          <table:table-cell table:style-name="ce4" office:value-type="string">
            <text:p>'expanding leaves present'</text:p>
          </table:table-cell>
          <table:table-cell table:style-name="ce6" office:value-type="string">
            <text:p>An {unfolded expanding leaf presence} trait that is a {quality of} a {whole plant} that has at least one {true leaf} in the {vascular leaf unfolded expanding stage}.</text:p>
          </table:table-cell>
          <table:table-cell table:style-name="ce6" table:formula="of:=CONCATENATE([.D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folded expanding leaf presence' AND 'has quality measurement' SOME (&#10;    'measurement datum' AND (&#10;        ('lower count' SOME xsd:integer[&gt;0]) OR&#10;        ('lower percent' SOME xsd:float[&gt;0.0f])&#10;    )&#10;)">
            <text:p>'unfolded expanding 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unfolded expanding leaf presence' THAT 'quality of' SOME (</text:p>
            <text:p>'whole plant' THAT 'has part' SOME (</text:p>
            <text:p>'true leaf' THAT 'participates in' SOME 'vascular leaf unfolded expanding stage'</text:p>
            <text:p>)</text:p>
            <text:p>)</text:p>
          </table:table-cell>
          <table:table-cell table:number-columns-repeated="3"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3029</text:p>
          </table:table-cell>
          <table:table-cell office:value-type="string">
            <text:p>expanded not mature leaves present</text:p>
          </table:table-cell>
          <table:table-cell table:style-name="ce5" office:value-type="string">
            <text:p>'expanded not mature leaf presence'</text:p>
          </table:table-cell>
          <table:table-cell office:value-type="string">
            <text:p>'non-senescing leaves present'</text:p>
          </table:table-cell>
          <table:table-cell table:style-name="ce6" office:value-type="string">
            <text:p>An {expanded not mature leaf presence} trait that is a {quality of} a {whole plant} that has at least one {true leaf} in the {vascular leaf unfolded expanding stage}.</text:p>
          </table:table-cell>
          <table:table-cell table:style-name="ce6" table:formula="of:=CONCATENATE([.D1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expanded not mature leaf presence' AND 'has quality measurement' SOME (&#10;    'measurement datum' AND (&#10;        ('lower count' SOME xsd:integer[&gt;0]) OR&#10;        ('lower percent' SOME xsd:float[&gt;0.0f])&#10;    )&#10;)">
            <text:p>'expanded not mature 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expanded not mature leaf presence' THAT 'quality of' SOME (</text:p>
            <text:p>'whole plant' THAT 'has part' SOME (</text:p>
            <text:p>'true leaf' THAT 'participates in' SOME 'vascular leaf expanded not mature stage'</text:p>
            <text:p>)</text:p>
            <text:p>)</text:p>
          </table:table-cell>
          <table:table-cell table:number-columns-repeated="3"/>
        </table:table-row>
        <table:table-row table:style-name="ro7">
          <table:table-cell office:value-type="string">
            <text:p>Class</text:p>
          </table:table-cell>
          <table:table-cell office:value-type="string">
            <text:p>PPO:0003030</text:p>
          </table:table-cell>
          <table:table-cell office:value-type="string">
            <text:p>young leaves present</text:p>
          </table:table-cell>
          <table:table-cell table:style-name="ce5" office:value-type="string">
            <text:p>'young leaf presence'</text:p>
          </table:table-cell>
          <table:table-cell office:value-type="string">
            <text:p>'non-senescing leaves present'</text:p>
          </table:table-cell>
          <table:table-cell table:style-name="ce6" office:value-type="string">
            <text:p>A {young leaf presence} trait that is a {quality of} a {whole plant} that has at least one {true leaf} in the {vascular leaf unfolded expanding stage} or {vascular leaf expanded not mature stage}.</text:p>
          </table:table-cell>
          <table:table-cell table:style-name="ce6" table:formula="of:=CONCATENATE([.D1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young leaf presence' AND 'has quality measurement' SOME (&#10;    'measurement datum' AND (&#10;        ('lower count' SOME xsd:integer[&gt;0]) OR&#10;        ('lower percent' SOME xsd:float[&gt;0.0f])&#10;    )&#10;)">
            <text:p>'young 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mature leaf presence' THAT 'quality of' SOME (</text:p>
            <text:p>'whole plant' THAT 'has part' SOME (</text:p>
            <text:p>'true leaf' THAT 'participates in' SOME ('vascular leaf unfolded expanding stage' or 'vascular leaf expanded not mature stage')</text:p>
            <text:p>)</text:p>
            <text:p>)</text:p>
          </table:table-cell>
          <table:table-cell table:number-columns-repeated="3"/>
        </table:table-row>
        <table:table-row table:style-name="ro7">
          <table:table-cell office:value-type="string">
            <text:p>Class</text:p>
          </table:table-cell>
          <table:table-cell office:value-type="string">
            <text:p>PPO:0003031</text:p>
          </table:table-cell>
          <table:table-cell office:value-type="string">
            <text:p>unfolded leaves present</text:p>
          </table:table-cell>
          <table:table-cell table:style-name="ce5" office:value-type="string">
            <text:p>'unfolded leaf presence'</text:p>
          </table:table-cell>
          <table:table-cell office:value-type="string">
            <text:p>'non-senescing leaves present'</text:p>
          </table:table-cell>
          <table:table-cell table:style-name="ce6" office:value-type="string">
            <text:p>A {expanded not mature leaf presence} trait that is a {quality of} a {whole plant} that has at least one {true leaf} in the {vascular leaf unfolded expanding stage} or {vascular leaf post-expansion stage}.</text:p>
          </table:table-cell>
          <table:table-cell table:style-name="ce6" table:formula="of:=CONCATENATE([.D1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folded leaf presence' AND 'has quality measurement' SOME (&#10;    'measurement datum' AND (&#10;        ('lower count' SOME xsd:integer[&gt;0]) OR&#10;        ('lower percent' SOME xsd:float[&gt;0.0f])&#10;    )&#10;)">
            <text:p>'unfolded 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mature leaf presence' THAT 'quality of' SOME (</text:p>
            <text:p>'whole plant' THAT 'has part' SOME (</text:p>
            <text:p>'true leaf' THAT 'participates in' SOME ('vascular leaf unfolded expanding stage' or 'vascular leaf post-expansion stage')</text:p>
            <text:p>)</text:p>
            <text:p>)</text:p>
          </table:table-cell>
          <table:table-cell table:number-columns-repeated="3"/>
        </table:table-row>
        <table:table-row table:style-name="ro7">
          <table:table-cell office:value-type="string">
            <text:p>Class</text:p>
          </table:table-cell>
          <table:table-cell office:value-type="string">
            <text:p>PPO:0003004</text:p>
          </table:table-cell>
          <table:table-cell office:value-type="string">
            <text:p>mature leaves present</text:p>
          </table:table-cell>
          <table:table-cell table:style-name="ce5" office:value-type="string">
            <text:p>'mature leaf presence'</text:p>
          </table:table-cell>
          <table:table-cell office:value-type="string">
            <text:p>'non-senescing leaves present'</text:p>
          </table:table-cell>
          <table:table-cell table:style-name="ce6" office:value-type="string">
            <text:p>A {expanded not mature leaf presence} trait that is a {quality of} a {whole plant} that has at least one {true leaf} in the {vascular leaf mature stage}.</text:p>
          </table:table-cell>
          <table:table-cell table:style-name="ce6" table:formula="of:=CONCATENATE([.D1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mature leaf presence' AND 'has quality measurement' SOME (&#10;    'measurement datum' AND (&#10;        ('lower count' SOME xsd:integer[&gt;0]) OR&#10;        ('lower percent' SOME xsd:float[&gt;0.0f])&#10;    )&#10;)">
            <text:p>'mature 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mature leaf presence' THAT 'quality of' SOME (</text:p>
            <text:p>'whole plant' THAT 'has part' SOME (</text:p>
            <text:p>'true leaf' THAT 'participates in' SOME 'vascular leaf mature stage'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05</text:p>
          </table:table-cell>
          <table:table-cell office:value-type="string">
            <text:p>senescing leaves present</text:p>
          </table:table-cell>
          <table:table-cell office:value-type="string">
            <text:p>'senescing leaf presence'</text:p>
          </table:table-cell>
          <table:table-cell office:value-type="string">
            <text:p>'vascular leaves present'</text:p>
          </table:table-cell>
          <table:table-cell table:style-name="ce6" office:value-type="string">
            <text:p>A {senescing leaf presence} trait that is a {quality of} a {whole plant} that has at least one {true leaf} in the {vascular leaf senescent stage}.</text:p>
          </table:table-cell>
          <table:table-cell table:style-name="ce6" table:formula="of:=CONCATENATE([.D1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nescing leaf presence' AND 'has quality measurement' SOME (&#10;    'measurement datum' AND (&#10;        ('lower count' SOME xsd:integer[&gt;0]) OR&#10;        ('lower percent' SOME xsd:float[&gt;0.0f])&#10;    )&#10;)">
            <text:p>'senescing 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senescing leaf presence' THAT 'quality of' SOME (</text:p>
            <text:p>'whole plant' THAT 'has part' SOME (</text:p>
            <text:p>'true leaf' THAT 'participates in' SOME 'vascular leaf senescent stage'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06</text:p>
          </table:table-cell>
          <table:table-cell office:value-type="string">
            <text:p>breaking buds present</text:p>
          </table:table-cell>
          <table:table-cell office:value-type="string">
            <text:p>'breaking bud presence'</text:p>
          </table:table-cell>
          <table:table-cell/>
          <table:table-cell table:style-name="ce6" office:value-type="string">
            <text:p>A {breaking bud presence} trait that is a {quality of} a {whole plant} that has at least one {vegetative bud} in the {bud burst stage}.</text:p>
          </table:table-cell>
          <table:table-cell table:style-name="ce6" table:formula="of:=CONCATENATE([.D1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breaking bud presence' AND 'has quality measurement' SOME (&#10;    'measurement datum' AND (&#10;        ('lower count' SOME xsd:integer[&gt;0]) OR&#10;        ('lower percent' SOME xsd:float[&gt;0.0f])&#10;    )&#10;)">
            <text:p>'breaking bud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breaking bud presence' THAT 'quality of' SOME (</text:p>
            <text:p>'whole plant' THAT 'has part' SOME (</text:p>
            <text:p>'vegetative bud' THAT 'participates in' SOME 'bud burst stage'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07</text:p>
          </table:table-cell>
          <table:table-cell office:value-type="string">
            <text:p>abscised leaves present</text:p>
          </table:table-cell>
          <table:table-cell office:value-type="string">
            <text:p>'abscised leaf presence'</text:p>
          </table:table-cell>
          <table:table-cell/>
          <table:table-cell table:style-name="ce6" office:value-type="string">
            <text:p>An {abscised leaf presence} trait that is a {quality of} a {whole plant} from which at least one {true leaf} has been abscised.</text:p>
          </table:table-cell>
          <table:table-cell table:style-name="ce6" table:formula="of:=CONCATENATE([.D1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leaf presence' AND 'has quality measurement' SOME (&#10;    'measurement datum' AND (&#10;        ('lower count' SOME xsd:integer[&gt;0]) OR&#10;        ('lower percent' SOME xsd:float[&gt;0.0f])&#10;    )&#10;)">
            <text:p>'abscised 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table:number-columns-repeated="4"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3008</text:p>
          </table:table-cell>
          <table:table-cell office:value-type="string">
            <text:p>new above-ground shoot-borne shoot systems present</text:p>
          </table:table-cell>
          <table:table-cell office:value-type="string">
            <text:p>'new above-ground shoot-borne shoot system presence'</text:p>
          </table:table-cell>
          <table:table-cell/>
          <table:table-cell table:style-name="ce6" office:value-type="string">
            <text:p>A {new above-ground shoot-borne shoot system presence} trait that is a {quality of} a {whole plant} that has at least one {new above-ground shoot-borne shoot system}.</text:p>
          </table:table-cell>
          <table:table-cell table:style-name="ce6" table:formula="of:=CONCATENATE([.D1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ew above-ground shoot-borne shoot system presence' AND 'has quality measurement' SOME (&#10;    'measurement datum' AND (&#10;        ('lower count' SOME xsd:integer[&gt;0]) OR&#10;        ('lower percent' SOME xsd:float[&gt;0.0f])&#10;    )&#10;)">
            <text:p>'new above-ground shoot-borne shoot system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table:style-name="ce6" office:value-type="string">
            <text:p>'new above-ground shoot-borne shoot system presence' THAT 'quality of' SOME (</text:p>
            <text:p>'whole plant' THAT 'has part' SOME 'new above-ground shoot-borne shoot system'</text:p>
            <text:p>)</text:p>
          </table:table-cell>
          <table:table-cell table:number-columns-repeated="3"/>
        </table:table-row>
        <table:table-row table:style-name="ro4">
          <table:table-cell table:number-columns-repeated="5"/>
          <table:table-cell table:style-name="ce6" table:number-columns-repeated="3"/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09</text:p>
          </table:table-cell>
          <table:table-cell office:value-type="string">
            <text:p>reproductive structures present</text:p>
          </table:table-cell>
          <table:table-cell office:value-type="string">
            <text:p>'reproductive structure presence'</text:p>
          </table:table-cell>
          <table:table-cell/>
          <table:table-cell table:style-name="ce6" office:value-type="string">
            <text:p>A {reproductive structure presence} trait that is a {quality of} a {whole plant} that has at least one reproductive structure (i.e., at least one {flower bud}, {fresh flower}, {fresh inflorescence}, {fruit}, or cone {$strobilus}).</text:p>
          </table:table-cell>
          <table:table-cell table:style-name="ce8" table:formula="of:=CONCATENATE([.D1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eproductive structure presence' AND 'has quality measurement' SOME (&#10;    'measurement datum' AND (&#10;        ('lower count' SOME xsd:integer[&gt;0]) OR&#10;        ('lower percent' SOME xsd:float[&gt;0.0f])&#10;    )&#10;)">
            <text:p>'reproductive structur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reproductive structure presence' THAT 'quality of' SOME (</text:p>
            <text:p>'whole plant' THAT 'has part' SOME (</text:p>
            <text:p>'flower bud' OR 'fresh flower' OR 'fresh inflorescence' OR 'fruit' OR 'strobilus'</text:p>
            <text:p>)</text:p>
            <text:p>)</text:p>
          </table:table-cell>
          <table:table-cell table:number-columns-repeated="3"/>
        </table:table-row>
        <table:table-row table:style-name="ro4">
          <table:table-cell table:number-columns-repeated="5"/>
          <table:table-cell table:style-name="ce6" table:number-columns-repeated="2"/>
          <table:table-cell table:number-columns-repeated="4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0</text:p>
          </table:table-cell>
          <table:table-cell office:value-type="string">
            <text:p>flowers present</text:p>
          </table:table-cell>
          <table:table-cell office:value-type="string">
            <text:p>'flower presence'</text:p>
          </table:table-cell>
          <table:table-cell office:value-type="string">
            <text:p>'reproductive structures present'</text:p>
          </table:table-cell>
          <table:table-cell table:style-name="ce6" office:value-type="string">
            <text:p>A {flower presence} trait that is a {quality of} a {whole plant} that has at least one {flower bud}, {fresh flower}, and/or {fresh inflorescence}.</text:p>
          </table:table-cell>
          <table:table-cell table:style-name="ce6" table:formula="of:=CONCATENATE([.D2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lower presence' AND 'has quality measurement' SOME (&#10;    'measurement datum' AND (&#10;        ('lower count' SOME xsd:integer[&gt;0]) OR&#10;        ('lower percent' SOME xsd:float[&gt;0.0f])&#10;    )&#10;)">
            <text:p>'flower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flower presence' THAT 'quality of' SOME (</text:p>
            <text:p>'whole plant' THAT 'has part' SOME (</text:p>
            <text:p>'flower bud' OR 'fresh flower' OR 'fresh inflorescence'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1</text:p>
          </table:table-cell>
          <table:table-cell office:value-type="string">
            <text:p>flower heads present</text:p>
          </table:table-cell>
          <table:table-cell office:value-type="string">
            <text:p>'flower head presence'</text:p>
          </table:table-cell>
          <table:table-cell office:value-type="string">
            <text:p>'flowers present'</text:p>
          </table:table-cell>
          <table:table-cell table:style-name="ce6" office:value-type="string">
            <text:p>A {flower head presence} trait that is a {quality of} a {whole plant} that has at least one {fresh inflorescence}.</text:p>
          </table:table-cell>
          <table:table-cell table:style-name="ce6" table:formula="of:=CONCATENATE([.D2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lower head presence' AND 'has quality measurement' SOME (&#10;    'measurement datum' AND (&#10;        ('lower count' SOME xsd:integer[&gt;0]) OR&#10;        ('lower percent' SOME xsd:float[&gt;0.0f])&#10;    )&#10;)">
            <text:p>'flower head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flower head presence' THAT 'quality of' SOME (</text:p>
            <text:p>'whole plant' THAT 'has part' SOME 'fresh inflorescence'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2</text:p>
          </table:table-cell>
          <table:table-cell office:value-type="string">
            <text:p>open flowers present</text:p>
          </table:table-cell>
          <table:table-cell office:value-type="string">
            <text:p>'open flower presence'</text:p>
          </table:table-cell>
          <table:table-cell office:value-type="string">
            <text:p>'flowers present'</text:p>
          </table:table-cell>
          <table:table-cell table:style-name="ce6" office:value-type="string">
            <text:p>An {open flower presence} trait that is a {quality of} a {whole plant} that has at least one {flower} in the {open flower stage}.</text:p>
          </table:table-cell>
          <table:table-cell table:style-name="ce6" table:formula="of:=CONCATENATE([.D2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open flower presence' AND 'has quality measurement' SOME (&#10;    'measurement datum' AND (&#10;        ('lower count' SOME xsd:integer[&gt;0]) OR&#10;        ('lower percent' SOME xsd:float[&gt;0.0f])&#10;    )&#10;)">
            <text:p>'open flower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open flower presence' THAT 'quality of' SOME (</text:p>
            <text:p>'whole plant' THAT 'has part' SOME (</text:p>
            <text:p>'fresh flower' THAT 'participates in' SOME 'open flower stage'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3</text:p>
          </table:table-cell>
          <table:table-cell office:value-type="string">
            <text:p>pollen-releasing flowers present</text:p>
          </table:table-cell>
          <table:table-cell office:value-type="string">
            <text:p>'pollen-releasing flower presence'</text:p>
          </table:table-cell>
          <table:table-cell office:value-type="string">
            <text:p>'open flowers present'</text:p>
          </table:table-cell>
          <table:table-cell table:style-name="ce6" office:value-type="string">
            <text:p>A {pollen-releasing flower presence} trait that is a {quality of} a {whole plant} that has at least one {flower} in the {pollen-releasing flower stage}.</text:p>
          </table:table-cell>
          <table:table-cell table:style-name="ce8" table:formula="of:=CONCATENATE([.D2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-releasing flower presence' AND 'has quality measurement' SOME (&#10;    'measurement datum' AND (&#10;        ('lower count' SOME xsd:integer[&gt;0]) OR&#10;        ('lower percent' SOME xsd:float[&gt;0.0f])&#10;    )&#10;)">
            <text:p>'pollen-releasing flower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pollen-releasing flower presence' THAT 'quality of' SOME (</text:p>
            <text:p>'whole plant' THAT 'has part' SOME (</text:p>
            <text:p>'fresh flower' THAT 'participates in' SOME 'pollen-releasing flower stage'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4</text:p>
          </table:table-cell>
          <table:table-cell office:value-type="string">
            <text:p>fruits present</text:p>
          </table:table-cell>
          <table:table-cell office:value-type="string">
            <text:p>'fruit presence'</text:p>
          </table:table-cell>
          <table:table-cell office:value-type="string">
            <text:p>'reproductive structures present'</text:p>
          </table:table-cell>
          <table:table-cell table:style-name="ce6" office:value-type="string">
            <text:p>A {fruit presence} trait that is a {quality of} a {whole plant} that has at least one {fruit}.</text:p>
          </table:table-cell>
          <table:table-cell table:style-name="ce6" table:formula="of:=CONCATENATE([.D2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ruit presence' AND 'has quality measurement' SOME (&#10;    'measurement datum' AND (&#10;        ('lower count' SOME xsd:integer[&gt;0]) OR&#10;        ('lower percent' SOME xsd:float[&gt;0.0f])&#10;    )&#10;)">
            <text:p>'fruit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fruit presence' THAT 'quality of' SOME (</text:p>
            <text:p>'whole plant' THAT 'has part' SOME 'fruit'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5</text:p>
          </table:table-cell>
          <table:table-cell office:value-type="string">
            <text:p>ripening fruits present</text:p>
          </table:table-cell>
          <table:table-cell office:value-type="string">
            <text:p>'ripening fruit presence'</text:p>
          </table:table-cell>
          <table:table-cell office:value-type="string">
            <text:p>'fruits present'</text:p>
          </table:table-cell>
          <table:table-cell table:style-name="ce6" office:value-type="string">
            <text:p>A {ripening fruit presence} trait that is a {quality of} a {whole plant} that has at least one {ripening fruit}.</text:p>
          </table:table-cell>
          <table:table-cell table:style-name="ce6" table:formula="of:=CONCATENATE([.D2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ning fruit presence' AND 'has quality measurement' SOME (&#10;    'measurement datum' AND (&#10;        ('lower count' SOME xsd:integer[&gt;0]) OR&#10;        ('lower percent' SOME xsd:float[&gt;0.0f])&#10;    )&#10;)">
            <text:p>'ripening fruit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ripening fruit presence' THAT 'quality of' SOME (</text:p>
            <text:p>'whole plant' THAT 'has part' SOME 'ripening fruit'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26</text:p>
          </table:table-cell>
          <table:table-cell office:value-type="string">
            <text:p>ripe fruits present</text:p>
          </table:table-cell>
          <table:table-cell table:style-name="ce4" office:value-type="string">
            <text:p>'ripe fruit presence'</text:p>
          </table:table-cell>
          <table:table-cell table:style-name="ce4" office:value-type="string">
            <text:p>'ripening fruits present'</text:p>
          </table:table-cell>
          <table:table-cell table:style-name="ce6" office:value-type="string">
            <text:p>A {ripe fruit presence} trait that is a {quality of} a {whole plant} that has at least one {ripe fruit}.</text:p>
          </table:table-cell>
          <table:table-cell table:style-name="ce6" table:formula="of:=CONCATENATE([.D2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 fruit presence' AND 'has quality measurement' SOME (&#10;    'measurement datum' AND (&#10;        ('lower count' SOME xsd:integer[&gt;0]) OR&#10;        ('lower percent' SOME xsd:float[&gt;0.0f])&#10;    )&#10;)">
            <text:p>'ripe fruit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ripe fruit presence' THAT 'quality of' SOME (</text:p>
            <text:p>'whole plant' THAT 'has part' SOME 'ripe fruit'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6</text:p>
          </table:table-cell>
          <table:table-cell office:value-type="string">
            <text:p>abscised fruits or seeds present</text:p>
          </table:table-cell>
          <table:table-cell office:value-type="string">
            <text:p>'abscised fruit or seed presence'</text:p>
          </table:table-cell>
          <table:table-cell/>
          <table:table-cell table:style-name="ce6" office:value-type="string">
            <text:p>An {abscised fruit or seed presence} trait that is a {quality of} a {whole plant} from which at least one {ripening fruit} has been abscised or removed by an herbivore or that has at least one {ripening fruit} that has abscised at least one {mature seed}.</text:p>
          </table:table-cell>
          <table:table-cell table:style-name="ce6" table:formula="of:=CONCATENATE([.D2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fruit or seed presence' AND 'has quality measurement' SOME (&#10;    'measurement datum' AND (&#10;        ('lower count' SOME xsd:integer[&gt;0]) OR&#10;        ('lower percent' SOME xsd:float[&gt;0.0f])&#10;    )&#10;)">
            <text:p>'abscised fruit or seed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table:number-columns-repeated="4"/>
        </table:table-row>
        <table:table-row table:style-name="ro4">
          <table:table-cell table:number-columns-repeated="5"/>
          <table:table-cell table:style-name="ce7" table:number-columns-repeated="2"/>
          <table:table-cell table:number-columns-repeated="4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7</text:p>
          </table:table-cell>
          <table:table-cell office:value-type="string">
            <text:p>cones present</text:p>
          </table:table-cell>
          <table:table-cell office:value-type="string">
            <text:p>'cone presence'</text:p>
          </table:table-cell>
          <table:table-cell office:value-type="string">
            <text:p>'reproductive structures present'</text:p>
          </table:table-cell>
          <table:table-cell table:style-name="ce6" office:value-type="string">
            <text:p>A {cone presence} trait that is a {quality of} a {whole plant} that has at least one {strobilus}.</text:p>
          </table:table-cell>
          <table:table-cell table:style-name="ce8" table:formula="of:=CONCATENATE([.D3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cone presence' AND 'has quality measurement' SOME (&#10;    'measurement datum' AND (&#10;        ('lower count' SOME xsd:integer[&gt;0]) OR&#10;        ('lower percent' SOME xsd:float[&gt;0.0f])&#10;    )&#10;)">
            <text:p>'con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cone presence' THAT 'quality of' SOME (</text:p>
            <text:p>'whole plant' THAT 'has part' SOME 'strobilus'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8</text:p>
          </table:table-cell>
          <table:table-cell office:value-type="string">
            <text:p>pollen cones present</text:p>
          </table:table-cell>
          <table:table-cell office:value-type="string">
            <text:p>'pollen cone presence'</text:p>
          </table:table-cell>
          <table:table-cell office:value-type="string">
            <text:p>'cones present'</text:p>
          </table:table-cell>
          <table:table-cell table:style-name="ce6" office:value-type="string">
            <text:p>A {pollen cone presence} trait that is a {quality of} a {whole plant} that has at least one fresh male/pollen cone ({fresh microsporangiate strobilus}).</text:p>
          </table:table-cell>
          <table:table-cell table:style-name="ce8" table:formula="of:=CONCATENATE([.D3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 cone presence' AND 'has quality measurement' SOME (&#10;    'measurement datum' AND (&#10;        ('lower count' SOME xsd:integer[&gt;0]) OR&#10;        ('lower percent' SOME xsd:float[&gt;0.0f])&#10;    )&#10;)">
            <text:p>'pollen con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pollen cone presence' THAT 'quality of' SOME (</text:p>
            <text:p><text:span text:style-name="T1">'whole plant' THAT 'has part' SOME 'fresh micro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9</text:p>
          </table:table-cell>
          <table:table-cell office:value-type="string">
            <text:p>open pollen cones present</text:p>
          </table:table-cell>
          <table:table-cell office:value-type="string">
            <text:p>'open pollen cone presence'</text:p>
          </table:table-cell>
          <table:table-cell office:value-type="string">
            <text:p>'pollen cones present'</text:p>
          </table:table-cell>
          <table:table-cell table:style-name="ce6" office:value-type="string">
            <text:p>An {open pollen cone presence} trait that is a {quality of} a {whole plant} that has at least one fresh male/pollen cone ({fresh microsporangiate strobilus}) in the {open microsporangiate strobilus stage}.</text:p>
          </table:table-cell>
          <table:table-cell table:style-name="ce8" table:formula="of:=CONCATENATE([.D3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open pollen cone presence' AND 'has quality measurement' SOME (&#10;    'measurement datum' AND (&#10;        ('lower count' SOME xsd:integer[&gt;0]) OR&#10;        ('lower percent' SOME xsd:float[&gt;0.0f])&#10;    )&#10;)">
            <text:p>'open pollen con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open pollen cone presence' THAT 'quality of' SOME (</text:p>
            <text:p>'whole plant' THAT 'has part' SOME (</text:p>
            <text:p>'fresh microsporangiate strobilus' THAT 'participates in' SOME 'open microsporangiate strobilus stage'</text:p>
            <text:p>)</text:p>
            <text:p>)</text:p>
          </table:table-cell>
          <table:table-cell table:number-columns-repeated="3"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3020</text:p>
          </table:table-cell>
          <table:table-cell office:value-type="string">
            <text:p>pollen-releasing pollen cones present</text:p>
          </table:table-cell>
          <table:table-cell office:value-type="string">
            <text:p>'pollen-releasing pollen cone presence'</text:p>
          </table:table-cell>
          <table:table-cell office:value-type="string">
            <text:p>'open pollen cones present'</text:p>
          </table:table-cell>
          <table:table-cell table:style-name="ce6" office:value-type="string">
            <text:p>A {pollen-releasing pollen cone presence} trait that is a {quality of} a {whole plant} that has at least one fresh male/pollen cone ({fresh microsporangiate strobilus}) in the {pollen-releasing strobilus stage}.</text:p>
          </table:table-cell>
          <table:table-cell table:style-name="ce8" table:formula="of:=CONCATENATE([.D3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-releasing pollen cone presence' AND 'has quality measurement' SOME (&#10;    'measurement datum' AND (&#10;        ('lower count' SOME xsd:integer[&gt;0]) OR&#10;        ('lower percent' SOME xsd:float[&gt;0.0f])&#10;    )&#10;)">
            <text:p>'pollen-releasing pollen con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pollen-releasing pollen cone presence' THAT 'quality of' SOME (</text:p>
            <text:p>'whole plant' THAT 'has part' SOME (</text:p>
            <text:p>'fresh microsporangiate strobilus' THAT 'participates in' SOME 'pollen-releasing strobilus stage'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21</text:p>
          </table:table-cell>
          <table:table-cell office:value-type="string">
            <text:p>seed cones present</text:p>
          </table:table-cell>
          <table:table-cell office:value-type="string">
            <text:p>'seed cone presence'</text:p>
          </table:table-cell>
          <table:table-cell office:value-type="string">
            <text:p>'cones present'</text:p>
          </table:table-cell>
          <table:table-cell table:style-name="ce6" office:value-type="string">
            <text:p>A {seed cone presence} trait that is a {quality of} a {whole plant} that has at least one fresh female/seed cone ({fresh megasporangiate strobilus}).</text:p>
          </table:table-cell>
          <table:table-cell table:style-name="ce8" table:formula="of:=CONCATENATE([.D3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ed cone presence' AND 'has quality measurement' SOME (&#10;    'measurement datum' AND (&#10;        ('lower count' SOME xsd:integer[&gt;0]) OR&#10;        ('lower percent' SOME xsd:float[&gt;0.0f])&#10;    )&#10;)">
            <text:p>'seed con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seed cone presence' THAT 'quality of' SOME (</text:p>
            <text:p><text:span text:style-name="T1">'whole plant' THAT 'has part' SOME 'fresh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22</text:p>
          </table:table-cell>
          <table:table-cell office:value-type="string">
            <text:p>unripe seed cones present</text:p>
          </table:table-cell>
          <table:table-cell office:value-type="string">
            <text:p>'unripe seed cone presence'</text:p>
          </table:table-cell>
          <table:table-cell office:value-type="string">
            <text:p>'seed cones present'</text:p>
          </table:table-cell>
          <table:table-cell table:style-name="ce6" office:value-type="string">
            <text:p>An {unripe seed cone presence} trait that is a {quality of} a {whole plant} that has at least one unripe female/seed cone ({unripe megasporangiate strobilus}).</text:p>
          </table:table-cell>
          <table:table-cell table:style-name="ce8" table:formula="of:=CONCATENATE([.D3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ripe seed cone presence' AND 'has quality measurement' SOME (&#10;    'measurement datum' AND (&#10;        ('lower count' SOME xsd:integer[&gt;0]) OR&#10;        ('lower percent' SOME xsd:float[&gt;0.0f])&#10;    )&#10;)">
            <text:p>'unripe seed con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unripe seed cone presence' THAT 'quality of' SOME (</text:p>
            <text:p><text:span text:style-name="T1">'whole plant' THAT 'has part' SOME 'unripe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23</text:p>
          </table:table-cell>
          <table:table-cell office:value-type="string">
            <text:p>ripening seed cones present</text:p>
          </table:table-cell>
          <table:table-cell office:value-type="string">
            <text:p>'ripening seed cone presence'</text:p>
          </table:table-cell>
          <table:table-cell office:value-type="string">
            <text:p>'seed cones present'</text:p>
          </table:table-cell>
          <table:table-cell table:style-name="ce6" office:value-type="string">
            <text:p>A {ripening seed cone presence} trait that is a {quality of} a {whole plant} that has at least one ripening female/seed cone ({ripening megasporangiate strobilus}).</text:p>
          </table:table-cell>
          <table:table-cell table:style-name="ce8" table:formula="of:=CONCATENATE([.D3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ning seed cone presence' AND 'has quality measurement' SOME (&#10;    'measurement datum' AND (&#10;        ('lower count' SOME xsd:integer[&gt;0]) OR&#10;        ('lower percent' SOME xsd:float[&gt;0.0f])&#10;    )&#10;)">
            <text:p>'ripening seed con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ripening seed cone presence' THAT 'quality of' SOME (</text:p>
            <text:p><text:span text:style-name="T1">'whole plant' THAT 'has part' SOME 'ripening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3024</text:p>
          </table:table-cell>
          <table:table-cell office:value-type="string">
            <text:p>abscised cones or seeds present</text:p>
          </table:table-cell>
          <table:table-cell office:value-type="string">
            <text:p>'abscised cone or seed presence'</text:p>
          </table:table-cell>
          <table:table-cell/>
          <table:table-cell table:style-name="ce6" office:value-type="string">
            <text:p>An {abscised cone or seed presence} trait that is a {quality of} a {whole plant} from which at least one ripening female/seed cone ({ripening megasporangiate strobilus}) has been abscised or removed by an herbivore or that has at least one ripening female/seed cone that has abscised at least one {mature seed}.</text:p>
          </table:table-cell>
          <table:table-cell table:style-name="ce8" table:formula="of:=CONCATENATE([.D3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cone or seed presence' AND 'has quality measurement' SOME (&#10;    'measurement datum' AND (&#10;        ('lower count' SOME xsd:integer[&gt;0]) OR&#10;        ('lower percent' SOME xsd:float[&gt;0.0f])&#10;    )&#10;)">
            <text:p>'abscised cone or seed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table:number-columns-repeated="4"/>
        </table:table-row>
        <table:table-row table:style-name="ro6" table:number-rows-repeated="3">
          <table:table-cell table:number-columns-repeated="11"/>
        </table:table-row>
        <table:table-row table:style-name="ro6" table:number-rows-repeated="3">
          <table:table-cell table:style-name="Default" table:number-columns-repeated="8"/>
          <table:table-cell table:number-columns-repeated="3"/>
        </table:table-row>
        <table:table-row table:style-name="ro6" table:number-rows-repeated="1048532">
          <table:table-cell table:number-columns-repeated="11"/>
        </table:table-row>
        <table:table-row table:style-name="ro6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>$</number:currency-symbol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>$</number:currency-symbol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5">06/25/2017</text:date>, <text:time>12:3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5T12:34:36</dc:date>
    <dc:creator>Ramona Walls</dc:creator>
    <meta:editing-duration>P8DT17H53M56S</meta:editing-duration>
    <meta:editing-cycles>89</meta:editing-cycles>
    <meta:generator>OpenOffice/4.1.3$Unix OpenOffice.org_project/413m1$Build-9783</meta:generator>
    <meta:document-statistic meta:table-count="1" meta:cell-count="252" meta:object-count="0"/>
  </office:meta>
</office:document-meta>
</file>